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825cm" svg:height="4.653cm" svg:x="3.575cm" svg:y="3.375cm" svg:viewBox="0 0 2826 4654" svg:d="M1055 1744c898-273 1598-97 1753 1002 156 1098-752 1825-1262 1888s-1103-5-1538-517c-85-130 516-810 600-643 220 441 726 467 920 452 193-15 860-216 606-1016-253-800-998-488-1374-409-376 78-663-265-570-816 93-552 175-904 175-1360 0-247 713-463 708-216-9 408-145 876-234 1203-89 328-34 508 216 432z">
          <text:p/>
        </draw:path>
        <draw:path draw:style-name="gr2" draw:text-style-name="P1" draw:layer="layout" svg:width="0.946cm" svg:height="2.29cm" draw:transform="skewX (0.0010471975511966) rotate (-1.55229583672376) translate (6.356057772101cm 3.09533343305601cm)" svg:viewBox="0 0 947 2291" svg:d="M945 2186c-48-198-98-397-149-970-25-310 3-770 17-877 11-108-816-503-813-263 3 239 35 808 57 1166 21 357 56 640 90 860 27 171 846 281 798 84z">
          <text:p/>
        </draw:path>
        <draw:path draw:style-name="gr2" draw:text-style-name="P1" draw:layer="layout" svg:width="0.903cm" svg:height="0.661cm" draw:transform="rotate (-2.15757602131539) translate (4.3259911071034cm 6.92444843716569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2cm" svg:height="0.661cm" draw:transform="rotate (-2.15687788961459) translate (6.6357911453991cm 3.2557947751291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skewX (0.00122173047639599) rotate (-2.1556561591382) translate (4.77362398526099cm 3.419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59:15.275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